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8de6" officeooo:paragraph-rsid="00198de6"/>
    </style:style>
    <style:style style:name="P2" style:family="paragraph" style:parent-style-name="Standard">
      <style:text-properties officeooo:rsid="00198de6" officeooo:paragraph-rsid="001abb37"/>
    </style:style>
    <style:style style:name="P3" style:family="paragraph" style:parent-style-name="Standard">
      <style:text-properties officeooo:rsid="001abb37" officeooo:paragraph-rsid="001abb37"/>
    </style:style>
    <style:style style:name="P4" style:family="paragraph" style:parent-style-name="Standard">
      <style:text-properties officeooo:rsid="001ba01a" officeooo:paragraph-rsid="001ba01a"/>
    </style:style>
    <style:style style:name="P5" style:family="paragraph" style:parent-style-name="Standard">
      <style:text-properties officeooo:rsid="001ba01a" officeooo:paragraph-rsid="001e4247"/>
    </style:style>
    <style:style style:name="P6" style:family="paragraph" style:parent-style-name="Standard">
      <style:text-properties officeooo:rsid="001e4247" officeooo:paragraph-rsid="001e4247"/>
    </style:style>
    <style:style style:name="P7" style:family="paragraph" style:parent-style-name="Standard">
      <style:text-properties officeooo:rsid="001ff165" officeooo:paragraph-rsid="001ff165"/>
    </style:style>
    <style:style style:name="P8" style:family="paragraph" style:parent-style-name="Standard">
      <style:text-properties officeooo:rsid="002146b4" officeooo:paragraph-rsid="002146b4"/>
    </style:style>
    <style:style style:name="P9" style:family="paragraph" style:parent-style-name="Standard">
      <style:text-properties officeooo:rsid="0021f02c" officeooo:paragraph-rsid="0021f02c"/>
    </style:style>
    <style:style style:name="P10" style:family="paragraph" style:parent-style-name="Standard">
      <style:text-properties officeooo:rsid="0022e90c" officeooo:paragraph-rsid="0022e90c"/>
    </style:style>
    <style:style style:name="P11" style:family="paragraph" style:parent-style-name="Standard">
      <style:text-properties officeooo:rsid="0026341b" officeooo:paragraph-rsid="0022e90c"/>
    </style:style>
    <style:style style:name="P12" style:family="paragraph" style:parent-style-name="Standard">
      <style:text-properties officeooo:rsid="0026341b" officeooo:paragraph-rsid="0026341b"/>
    </style:style>
    <style:style style:name="P13" style:family="paragraph" style:parent-style-name="Standard">
      <style:text-properties officeooo:rsid="00268041" officeooo:paragraph-rsid="00268041"/>
    </style:style>
    <style:style style:name="P14" style:family="paragraph" style:parent-style-name="Standard">
      <style:text-properties officeooo:rsid="00274ac9" officeooo:paragraph-rsid="00274ac9"/>
    </style:style>
    <style:style style:name="P15" style:family="paragraph" style:parent-style-name="Standard">
      <style:text-properties officeooo:rsid="00294597" officeooo:paragraph-rsid="00294597"/>
    </style:style>
    <style:style style:name="P16" style:family="paragraph" style:parent-style-name="Standard">
      <style:text-properties officeooo:rsid="002a5439" officeooo:paragraph-rsid="002a5439"/>
    </style:style>
    <style:style style:name="P17" style:family="paragraph" style:parent-style-name="Standard">
      <style:text-properties officeooo:rsid="002a5439" officeooo:paragraph-rsid="00304ebc"/>
    </style:style>
    <style:style style:name="P18" style:family="paragraph" style:parent-style-name="Standard">
      <style:text-properties officeooo:rsid="002a5439" officeooo:paragraph-rsid="0032154a"/>
    </style:style>
    <style:style style:name="P19" style:family="paragraph" style:parent-style-name="Standard">
      <style:text-properties officeooo:rsid="002a5439" officeooo:paragraph-rsid="00325f8e"/>
    </style:style>
    <style:style style:name="P20" style:family="paragraph" style:parent-style-name="Standard">
      <style:text-properties style:font-name="Arial" fo:font-size="8pt" officeooo:rsid="002cb19e" officeooo:paragraph-rsid="00325f8e" style:font-size-asian="8pt" style:font-size-complex="8pt"/>
    </style:style>
    <style:style style:name="P21" style:family="paragraph" style:parent-style-name="Standard">
      <style:text-properties style:font-name="Arial" fo:font-size="8pt" officeooo:rsid="0026341b" officeooo:paragraph-rsid="0026341b" style:font-size-asian="8pt" style:font-size-complex="8pt"/>
    </style:style>
    <style:style style:name="P22" style:family="paragraph" style:parent-style-name="Standard">
      <style:text-properties style:font-name="Arial" fo:font-size="8pt" officeooo:rsid="00268041" officeooo:paragraph-rsid="00268041" style:font-size-asian="8pt" style:font-size-complex="8pt"/>
    </style:style>
    <style:style style:name="P23" style:family="paragraph" style:parent-style-name="Standard">
      <style:text-properties style:font-name="Arial" fo:font-size="8pt" officeooo:rsid="00274ac9" officeooo:paragraph-rsid="00274ac9" style:font-size-asian="8pt" style:font-size-complex="8pt"/>
    </style:style>
    <style:style style:name="P24" style:family="paragraph" style:parent-style-name="Standard">
      <style:text-properties style:font-name="Arial" fo:font-size="8pt" officeooo:rsid="0021f02c" officeooo:paragraph-rsid="0021f02c" style:font-size-asian="8pt" style:font-size-complex="8pt"/>
    </style:style>
    <style:style style:name="P25" style:family="paragraph" style:parent-style-name="Standard">
      <style:text-properties style:font-name="Arial" fo:font-size="8pt" officeooo:rsid="00294597" officeooo:paragraph-rsid="00294597" style:font-size-asian="8pt" style:font-size-complex="8pt"/>
    </style:style>
    <style:style style:name="P26" style:family="paragraph" style:parent-style-name="Standard">
      <style:text-properties style:font-name="Arial" fo:font-size="8pt" officeooo:rsid="002a5439" officeooo:paragraph-rsid="002a5439" style:font-size-asian="8pt" style:font-size-complex="8pt"/>
    </style:style>
    <style:style style:name="P27" style:family="paragraph" style:parent-style-name="Standard">
      <style:text-properties style:font-name="Arial" fo:font-size="8pt" officeooo:rsid="00325f8e" officeooo:paragraph-rsid="00325f8e" style:font-size-asian="8pt" style:font-size-complex="8pt"/>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weight="bold" officeooo:rsid="001e4247" officeooo:paragraph-rsid="001e4247" style:font-weight-asian="bold" style:font-weight-complex="bold"/>
    </style:style>
    <style:style style:name="P30" style:family="paragraph" style:parent-style-name="Standard">
      <style:text-properties fo:font-weight="bold" officeooo:rsid="002fad1d" officeooo:paragraph-rsid="002fad1d" style:font-weight-asian="bold" style:font-weight-complex="bold"/>
    </style:style>
    <style:style style:name="P31" style:family="paragraph" style:parent-style-name="Standard">
      <style:text-properties fo:font-weight="bold" officeooo:rsid="002a5439" officeooo:paragraph-rsid="002a5439" style:font-weight-asian="bold" style:font-weight-complex="bold"/>
    </style:style>
    <style:style style:name="P32" style:family="paragraph" style:parent-style-name="Standard">
      <style:text-properties fo:font-weight="bold" officeooo:rsid="00294597" officeooo:paragraph-rsid="00294597" style:font-weight-asian="bold" style:font-weight-complex="bold"/>
    </style:style>
    <style:style style:name="P33" style:family="paragraph" style:parent-style-name="Standard">
      <style:text-properties officeooo:rsid="0032154a" officeooo:paragraph-rsid="0032154a"/>
    </style:style>
    <style:style style:name="P34" style:family="paragraph" style:parent-style-name="Title">
      <style:text-properties officeooo:paragraph-rsid="002fad1d"/>
    </style:style>
    <style:style style:name="P35" style:family="paragraph" style:parent-style-name="Standard">
      <style:paragraph-properties fo:break-before="page"/>
      <style:text-properties style:font-name="Arial" fo:font-size="8pt" officeooo:rsid="00325f8e" officeooo:paragraph-rsid="00325f8e" style:font-size-asian="8pt" style:font-size-complex="8pt"/>
    </style:style>
    <style:style style:name="P36" style:family="paragraph" style:parent-style-name="Standard">
      <style:text-properties officeooo:rsid="00330c2a" officeooo:paragraph-rsid="00330c2a"/>
    </style:style>
    <style:style style:name="P37" style:family="paragraph" style:parent-style-name="Standard">
      <style:text-properties officeooo:paragraph-rsid="00330c2a"/>
    </style:style>
    <style:style style:name="P38" style:family="paragraph" style:parent-style-name="Standard">
      <style:text-properties officeooo:rsid="001ba01a" officeooo:paragraph-rsid="001ba01a"/>
    </style:style>
    <style:style style:name="P39" style:family="paragraph" style:parent-style-name="Heading_20_1">
      <style:text-properties officeooo:rsid="00304ebc" officeooo:paragraph-rsid="00304ebc"/>
    </style:style>
    <style:style style:name="T1" style:family="text">
      <style:text-properties officeooo:rsid="00198de6"/>
    </style:style>
    <style:style style:name="T2" style:family="text">
      <style:text-properties officeooo:rsid="001abb37"/>
    </style:style>
    <style:style style:name="T3" style:family="text">
      <style:text-properties officeooo:rsid="001ba01a"/>
    </style:style>
    <style:style style:name="T4" style:family="text">
      <style:text-properties officeooo:rsid="001c9704"/>
    </style:style>
    <style:style style:name="T5" style:family="text">
      <style:text-properties officeooo:rsid="001e4247"/>
    </style:style>
    <style:style style:name="T6" style:family="text">
      <style:text-properties officeooo:rsid="001f7b42"/>
    </style:style>
    <style:style style:name="T7" style:family="text">
      <style:text-properties officeooo:rsid="0021f02c"/>
    </style:style>
    <style:style style:name="T8" style:family="text">
      <style:text-properties officeooo:rsid="0022e90c"/>
    </style:style>
    <style:style style:name="T9" style:family="text">
      <style:text-properties officeooo:rsid="0026341b"/>
    </style:style>
    <style:style style:name="T10" style:family="text">
      <style:text-properties officeooo:rsid="00268041"/>
    </style:style>
    <style:style style:name="T11" style:family="text">
      <style:text-properties officeooo:rsid="00270ff2"/>
    </style:style>
    <style:style style:name="T12" style:family="text">
      <style:text-properties officeooo:rsid="00294597"/>
    </style:style>
    <style:style style:name="T13" style:family="text">
      <style:text-properties officeooo:rsid="002a5439"/>
    </style:style>
    <style:style style:name="T14" style:family="text">
      <style:text-properties officeooo:rsid="002c2902"/>
    </style:style>
    <style:style style:name="T15" style:family="text">
      <style:text-properties style:font-name="Arial" fo:font-size="8pt" style:font-size-asian="8pt" style:font-size-complex="8pt"/>
    </style:style>
    <style:style style:name="T16" style:family="text">
      <style:text-properties officeooo:rsid="002d9447"/>
    </style:style>
    <style:style style:name="T17" style:family="text">
      <style:text-properties officeooo:rsid="002ed591"/>
    </style:style>
    <style:style style:name="T18" style:family="text">
      <style:text-properties officeooo:rsid="002fad1d"/>
    </style:style>
    <style:style style:name="T19" style:family="text">
      <style:text-properties officeooo:rsid="0032154a"/>
    </style:style>
    <style:style style:name="T20" style:family="text">
      <style:text-properties officeooo:rsid="00325f8e"/>
    </style:style>
    <style:style style:name="T21" style:family="text">
      <style:text-properties officeooo:rsid="0032aa26"/>
    </style:style>
    <style:style style:name="T22" style:family="text">
      <style:text-properties officeooo:rsid="00330c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y-Enigma</text:p>
      <text:p text:style-name="P34">The</text:p>
      <text:p text:style-name="P34">Pocket Enigma Cypher Machine</text:p>
      <text:p text:style-name="Subtitle">by Ian Neill</text:p>
      <text:h text:style-name="Heading_20_1" text:outline-level="1">About Me</text:h>
      <text:p text:style-name="Standard">I am a Network Engineer and a <text:span text:style-name="T21">keen </text:span>technology enthusiast. I am learning Python too...</text:p>
      <text:p text:style-name="Standard"/>
      <text:p text:style-name="P37"><text:span text:style-name="T22">&lt;PIC1&gt;</text:span></text:p>
      <text:p text:style-name="P37"/>
      <text:h text:style-name="Heading_20_1" text:outline-level="1">What is the Pocket Enigma Cypher Machine</text:h>
      <text:p text:style-name="P36">&lt;PIC2&gt; &lt;PIC3&gt;</text:p>
      <text:p text:style-name="P2"/>
      <text:p text:style-name="P1">Quite simply, it is a toy - a superbly designed toy that tries to demonstrate the principles of the Enigma cypher as used during WW2 by the German armed forces. <text:span text:style-name="T2">I obtained mine from Bletchley Park, but unfortunately it no longer seems to be available to buy.</text:span></text:p>
      <text:p text:style-name="P1"/>
      <text:p text:style-name="P1">Of-course, as it is made only of plastic and cardboard, it is substantially simpl<text:span text:style-name="T21">er, when</text:span> compared to a real Enigma cypher machine! <text:span text:style-name="T21">On the other hand, if</text:span> you enjoy codes and cyphers you will get a kick out of this, <text:span text:style-name="T17">and </text:span>it is not to difficult to understand.</text:p>
      <text:p text:style-name="P1"/>
      <text:p text:style-name="P1">Warning: The Pocket Enigma Cypher Machine is not <text:span text:style-name="T17">even close to </text:span>an unbreakable cypher – it is <text:span text:style-name="T17">a</text:span> <text:span text:style-name="T17">trivial</text:span> cypher <text:span text:style-name="T17">to b</text:span>reak <text:span text:style-name="T21">but</text:span> it is fun.</text:p>
      <text:p text:style-name="P1"/>
      <text:p text:style-name="P3"><text:span text:style-name="T21">I would encourage you to l</text:span>ook here for a full review of the <text:span text:style-name="T1">Pocket Enigma, </text:span>including a detailed description, a <text:span text:style-name="T3">cryptanalysis</text:span> and further reading:</text:p>
      <text:p text:style-name="P3"/>
      <text:p text:style-name="P3"><text:a xlink:type="simple" xlink:href="http://www.savory.de/pocket_enigma.htm"><text:span text:style-name="T15">http://www.savory.de/pocket_enigma.htm</text:span></text:a></text:p>
      <text:p text:style-name="P3"/>
      <text:h text:style-name="Heading_20_1" text:outline-level="1">How Does It Work?</text:h>
      <text:p text:style-name="P4">At a very basic level, each plaintext character is substituted for another character, the cyphertext character, according to the connection printed on the chosen wheel.</text:p>
      <text:p text:style-name="P4"/>
      <text:p text:style-name="P36">&lt;PIC4&gt; &lt;PIC4&gt;</text:p>
      <text:p text:style-name="P4"/>
      <text:p text:style-name="P28"><text:span text:style-name="T5">The encoding algorithm, i</text:span>n more detail:</text:p>
      <text:p text:style-name="P4">1. The cypher wheel (I or II) is chosen. <text:span text:style-name="T5">This must be pre-shared with the message recipient.</text:span></text:p>
      <text:p text:style-name="P5">2. The Key character is ch<text:span text:style-name="T4">osen. This must be pre-shared with the message recipient.</text:span></text:p>
      <text:p text:style-name="P6">3. The start character is chosen.</text:p>
      <text:p text:style-name="P6"><text:soft-page-break/>4. The wheel is set to the Key character and the start character is encoded.</text:p>
      <text:p text:style-name="P6">5. The wheel is moved to the start character and the first message character is encoded.</text:p>
      <text:p text:style-name="P6">6. The wheel is incremented by 1 position, and the next message character is encoded.</text:p>
      <text:p text:style-name="P6">7. Repeat step 6 until the entire message is encoded.</text:p>
      <text:p text:style-name="P6">8. The encoded message is arranged with the encoded start character separated from encoded message which is arranged in blocks of, <text:span text:style-name="T16">typically, </text:span>5 characters.</text:p>
      <text:p text:style-name="P6"/>
      <text:p text:style-name="P29">Now for the limitations:</text:p>
      <text:p text:style-name="P6">1. Only upper case characters can be encoded.</text:p>
      <text:p text:style-name="P6">2. No punctuation <text:span text:style-name="T6">can be</text:span> encoded, apart from full-stops <text:span text:style-name="T6">which are traditionally</text:span> substituted <text:span text:style-name="T6">with</text:span> “X”s.</text:p>
      <text:p text:style-name="P6"/>
      <text:p text:style-name="P6">With a bit of imagination the encoding algorithm can easily be modified. For example, more wheels could be used, or the increment could be varied or even reversed.</text:p>
      <text:p text:style-name="P6"/>
      <text:h text:style-name="Heading_20_1" text:outline-level="1">Implementing the Pocket Enigma in Python</text:h>
      <text:p text:style-name="P7">What do I want to achieve? At this stage a text interface allowing me to set up the wheel and key and then encrypt and decrypt messages would be nice. Perhaps, later, a GUI could be created.</text:p>
      <text:h text:style-name="Heading_20_2" text:outline-level="2">Step 1. Analysis of those Wheels.</text:h>
      <text:p text:style-name="P8">The wheels have no characters on them, just a lot of connections. One position has an arrow, or pointer, and is taken as the starting position <text:span text:style-name="T9">(actually position 0)</text:span>. It can be seen that the connections simply connect from one position to another, thus substituting, or encoding, one character as another and is symmetrical.</text:p>
      <text:p text:style-name="P8"/>
      <text:p text:style-name="P8">Wheel I can be <text:span text:style-name="T7">summarised:</text:span></text:p>
      <text:p text:style-name="P8"/>
      <text:p text:style-name="P24">WHEEL1 = [-1,3,-5,7,-3,2,3,-2,4,-3,-7,6,-4,1,-1,6,3,-6,2,-3,-2,-6,2,5,-2,1]</text:p>
      <text:p text:style-name="P24"/>
      <text:p text:style-name="P9">So if the character at the pointer is “A”, it would become “A-1”, or “Z” - <text:span text:style-name="T8">modulo 26 maths at work!</text:span></text:p>
      <text:p text:style-name="P9"/>
      <text:p text:style-name="P9">Similarly for Wheel II:</text:p>
      <text:p text:style-name="P9"/>
      <text:p text:style-name="P24">WHEEL2 = [2,2,-2,-2,-8,3,9,5,-3,1,-1,2,-5,-2,2,-9,-2,8,2,2,-2,-2,8,1,-1,-8]</text:p>
      <text:p text:style-name="P9"/>
      <text:p text:style-name="P9">Again if the character at the pointer is “A”, with wheel II it would become “A+2”, or “C”.</text:p>
      <text:h text:style-name="Heading_20_2" text:outline-level="2">Step 2. Those Wheels move!</text:h>
      <text:p text:style-name="P19">FUNCTION – def transform_char(char, wheel, pointer):</text:p>
      <text:p text:style-name="P16"/>
      <text:p text:style-name="P10">The algorithm clearly states that the wheel is incremented (moved 1 position clockwise) after each message character is encoded. In simple t<text:span text:style-name="T17">erm</text:span>s this means that a repeated character in the message does not get encoded to the same character.</text:p>
      <text:p text:style-name="P11"/>
      <text:p text:style-name="P12">Getting the wheel to turn is not so difficult, again thanks to modulo 26 maths. <text:span text:style-name="T13">Although, technically this function does not perform the turn, it does take the turning into consideration.</text:span></text:p>
      <text:p text:style-name="P12"/>
      <text:p text:style-name="P21">char_num = ord(char)-65 #Convert the character from ASCII to a base number, A=0, B=1, etc.</text:p>
      <text:p text:style-name="P21">offset = WHEEL1[(char_num – pointer)%26] #Use MOD26 maths to turn the wheel.</text:p>
      <text:p text:style-name="P21">char = chr(65 + (char_num + offset)%26) #Derive the encoded character.</text:p>
      <text:p text:style-name="P21"/>
      <text:p text:style-name="P12">So if the pointer was pointing to “C”, then the pointer value would be 2.</text:p>
      <text:p text:style-name="P12"><text:soft-page-break/></text:p>
      <text:p text:style-name="P12">Next, if the character to be encoded was “F”, then the character number would be 5, and the calculated offset would be WHEEL1[3] = <text:span text:style-name="T10">7.</text:span></text:p>
      <text:p text:style-name="P12"/>
      <text:p text:style-name="P13">Thus the encoded character is 5 + 7 = 12 =&gt; “M”.</text:p>
      <text:h text:style-name="Heading_20_2" text:outline-level="2">Step 3. More than 1 <text:span text:style-name="T18">C</text:span>haracter <text:span text:style-name="T18">P</text:span>lease.</text:h>
      <text:p text:style-name="P19">FUNCTION – def encrypt(plaintext):</text:p>
      <text:p text:style-name="P16"/>
      <text:p text:style-name="P13">It is likely that a message of more than 1 character will be used. Thus, a way to repeatedly encode a single character and move the wheel is needed. That sounds like a loop to me:</text:p>
      <text:p text:style-name="P13"/>
      <text:p text:style-name="P22">for o_char in plaintext: #Step through each character in the message</text:p>
      <text:p text:style-name="P22"><text:s text:c="4"/>if o_char == '.':</text:p>
      <text:p text:style-name="P22"><text:s text:c="8"/>o_char = 'X' #Substitute periods for X's. It is what was often done.</text:p>
      <text:p text:style-name="P22"><text:s text:c="4"/>e_char = transform_char(o_char, wheel, pointer) #Encrypt each letter in the plaintext.</text:p>
      <text:p text:style-name="P22"><text:s text:c="4"/>if len(e_char) &gt; 0: #Do something if the character was encrypted ok.</text:p>
      <text:p text:style-name="P22"><text:s text:c="8"/>block += 1 #Increment the block character count</text:p>
      <text:p text:style-name="P22"><text:s text:c="8"/>if block &gt; blocksize: #Add a space after a block of blocksize characters.</text:p>
      <text:p text:style-name="P22"><text:s text:c="12"/>Cypher += ' ' #Add a space to the result.</text:p>
      <text:p text:style-name="P22"><text:s text:c="12"/>block = 1 #Remembering the character that was blocksize+1.</text:p>
      <text:p text:style-name="P22"><text:s text:c="8"/>cypher += e_char #Add the character to the result.</text:p>
      <text:p text:style-name="P22"><text:s text:c="8"/>pointer = (pointer + increment)%26 #Turn the wheel.</text:p>
      <text:p text:style-name="P22"/>
      <text:p text:style-name="P13">Notice the extra code to replace full stops with “X” characters before encoding, and how the output is formed into nice blocks of blocksize.</text:p>
      <text:h text:style-name="Heading_20_2" text:outline-level="2">Step 4. <text:span text:style-name="T18">Now</text:span> Reverse. Can we Decrypt <text:span text:style-name="T18">Too</text:span>?</text:h>
      <text:p text:style-name="P19">FUNCTION – def decrypt(cypher):</text:p>
      <text:p text:style-name="P16"/>
      <text:p text:style-name="P13">The connection on the wheels are bi-directional. <text:span text:style-name="T11">So if a character is encoded as an “F”, then with the wheel in the same position encoding an “F” would return you the original character. Consequently, we can use the same encryption routine to decrypt. We just need a slightly different loop to feed it characters to decrypt.</text:span></text:p>
      <text:p text:style-name="P13"/>
      <text:p text:style-name="P23">for e_char in cypher[1:]: <text:span text:style-name="T10">#Step through each character in the </text:span>cyphertext</text:p>
      <text:p text:style-name="P23"><text:s text:c="4"/>o_char = transform_char(e_char, wheel, pointer) #Decrypt each letter in the cypher.</text:p>
      <text:p text:style-name="P23"><text:s text:c="4"/>if len(o_char) &gt; 0: #Do something if the character was decrypted ok.</text:p>
      <text:p text:style-name="P23"><text:s text:c="8"/>plaintext += o_char #Add the character to the result.</text:p>
      <text:p text:style-name="P23"><text:s text:c="8"/>pointer = (pointer + increment)%26 #Turn the wheel.</text:p>
      <text:p text:style-name="P23"/>
      <text:p text:style-name="P14">Yes, you will find that a lot is lost in the encryption/decryption process, specifically all spacing and punctuation. It is up to you to put that back, replacing “X” characters that do not make sense with full stops.</text:p>
      <text:h text:style-name="Heading_20_2" text:outline-level="2">Step 5. What about a Menu to wrap it all up.</text:h>
      <text:p text:style-name="P19">FUNCTION – def main():</text:p>
      <text:p text:style-name="P19">FUNCTION – <text:span text:style-name="T14">def show_menu(min, max, quit):</text:span></text:p>
      <text:p text:style-name="P19">FUNCTION – <text:span text:style-name="T14">def get_choice(min, max, quit):</text:span></text:p>
      <text:p text:style-name="P16"/>
      <text:p text:style-name="P14">That is easy to say, but actually accounts for a lot of <text:span text:style-name="T21">the </text:span>Python code. <text:span text:style-name="T12">The menu also allows other things to be set, like the wheel number and starting key etc.</text:span></text:p>
      <text:p text:style-name="P14"/>
      <text:p text:style-name="P14">First we have to print the menu, then get the User choice, and then perform the action. This section of code ties all that together. Notice that it is basically a big IF statement, dependant upon the User choice – restricting the User choice to numbers helps with this:</text:p>
      <text:p text:style-name="P14"/>
      <text:p text:style-name="P23"><text:soft-page-break/><text:s text:c="4"/>while not prg_quit:</text:p>
      <text:p text:style-name="P23"><text:s text:c="8"/>show_menu(menu_min, menu_max, menu_quit) #Show the Menu.</text:p>
      <text:p text:style-name="P23"><text:s text:c="8"/>user_choice = get_choice(menu_min, menu_max, menu_quit) #Get the User Choice.</text:p>
      <text:p text:style-name="P23"><text:s text:c="8"/>#Take action as per selected menu-option.</text:p>
      <text:p text:style-name="P23"><text:s text:c="8"/>if user_choice == menu_quit:</text:p>
      <text:p text:style-name="P23"><text:s text:c="12"/>prg_quit = True</text:p>
      <text:p text:style-name="P23"><text:s text:c="8"/>elif user_choice == 1:</text:p>
      <text:p text:style-name="P23"><text:s text:c="12"/>wheel = prg_choice1()</text:p>
      <text:p text:style-name="P23"><text:s text:c="8"/>elif user_choice == 2:</text:p>
      <text:p text:style-name="P23"><text:s text:c="12"/>pointer_l = prg_choice2()</text:p>
      <text:p text:style-name="P23"><text:s text:c="12"/>pointer_n = ord(pointer_l)-65</text:p>
      <text:p text:style-name="P23"><text:s text:c="8"/>elif user_choice == 3:</text:p>
      <text:p text:style-name="P23"><text:s text:c="12"/>code_start_l = prg_choice3()</text:p>
      <text:p text:style-name="P23"><text:s text:c="12"/>code_start_n = ord(code_start_l )-65</text:p>
      <text:p text:style-name="P23"><text:s text:c="8"/>elif user_choice == 4:</text:p>
      <text:p text:style-name="P23"><text:s text:c="12"/>increment = prg_choice4()</text:p>
      <text:p text:style-name="P23"><text:s text:c="8"/>elif user_choice == 5:</text:p>
      <text:p text:style-name="P23"><text:s text:c="12"/>blocksize = prg_choice5()</text:p>
      <text:p text:style-name="P23"><text:s text:c="8"/>elif user_choice == 6:</text:p>
      <text:p text:style-name="P23"><text:s text:c="12"/>prg_choice6()</text:p>
      <text:p text:style-name="P23"><text:s text:c="8"/>elif user_choice == 7:</text:p>
      <text:p text:style-name="P23"><text:s text:c="12"/>prg_choice7()</text:p>
      <text:p text:style-name="P23"><text:s text:c="8"/>elif user_choice == 8:</text:p>
      <text:p text:style-name="P23"><text:s text:c="12"/>prg_choice6()</text:p>
      <text:p text:style-name="P23"><text:s text:c="8"/>elif user_choice == 9:</text:p>
      <text:p text:style-name="P23"><text:s text:c="12"/>prg_choice7()</text:p>
      <text:h text:style-name="P39" text:outline-level="1">Step 6. The Other Functions...</text:h>
      <text:p text:style-name="P18">FUNCTION – <text:span text:style-name="T19">def welcome(message)</text:span>:</text:p>
      <text:p text:style-name="P19">FUNCTION – def <text:span text:style-name="T19">prg_choice1() → def prg_choice7</text:span>:</text:p>
      <text:p text:style-name="P19">FUNCTION – def <text:span text:style-name="T19">prg_choice8() → def prg_choice9</text:span>:</text:p>
      <text:p text:style-name="P17"/>
      <text:p text:style-name="P33">These functions are pretty self explanatory!</text:p>
      <text:h text:style-name="Heading_20_1" text:outline-level="1">So what do we have:</text:h>
      <text:p text:style-name="P30">First we have the Menu:</text:p>
      <text:p text:style-name="P25">Py-Enigma - The Pocket Enigma Cypher Machine</text:p>
      <text:p text:style-name="P25"><text:s text:c="3"/>Version, v1.0.0 , 05/05/2014</text:p>
      <text:p text:style-name="P25"/>
      <text:p text:style-name="P25">------------------------------</text:p>
      <text:p text:style-name="P25"><text:s text:c="6"/>P y - E N I G M A</text:p>
      <text:p text:style-name="P25"><text:s text:c="6"/>M A I N - M E N U</text:p>
      <text:p text:style-name="P25">------------------------------</text:p>
      <text:p text:style-name="P25"/>
      <text:p text:style-name="P25"><text:s/>1. Set Wheel <text:s text:c="5"/>= 1</text:p>
      <text:p text:style-name="P25"><text:s/>2. Set Pointer <text:s text:c="3"/>= D</text:p>
      <text:p text:style-name="P25"><text:s/>3. Set Code Start = J</text:p>
      <text:p text:style-name="P25"><text:s/>4. Set Increment <text:s/>= 1</text:p>
      <text:p text:style-name="P25"><text:s/>5. Set Block Size = 5</text:p>
      <text:p text:style-name="P25"><text:s/>6. Encrypt a Message</text:p>
      <text:p text:style-name="P25"><text:s/>7. Decrypt a Message</text:p>
      <text:p text:style-name="P25"/>
      <text:p text:style-name="P25"><text:s/>0. Exit program</text:p>
      <text:p text:style-name="P25"/>
      <text:p text:style-name="P25">------------------------------</text:p>
      <text:p text:style-name="P25">Enter choice [1-7]: </text:p>
      <text:p text:style-name="P15"/>
      <text:p text:style-name="P32">Let encrypt a really important message:</text:p>
      <text:p text:style-name="P26">------------------------------</text:p>
      <text:p text:style-name="P26">Enter choice [1-7]: 6</text:p>
      <text:p text:style-name="P26"/>
      <text:p text:style-name="P26">Enter Plaintext: ATTACK AT DAWN</text:p>
      <text:p text:style-name="P26">Encryption: ATTACK AT DAWN =&gt; M UQXZI MGAZE DK</text:p>
      <text:p text:style-name="P26"/>
      <text:p text:style-name="P26">------------------------------</text:p>
      <text:p text:style-name="P16"/>
      <text:p text:style-name="P31">Now we have just received a message, lets decrypt it:</text:p>
      <text:p text:style-name="P26">------------------------------</text:p>
      <text:p text:style-name="P26">Enter choice [1-7]: 7</text:p>
      <text:p text:style-name="P26"><text:soft-page-break/></text:p>
      <text:p text:style-name="P26">Enter Cypher: M UQXZI MGAZE DK</text:p>
      <text:p text:style-name="P26">Plaintext: M UQXZI MGAZE DK =&gt; ATTACKATDAWN</text:p>
      <text:p text:style-name="P26"/>
      <text:p text:style-name="P26">------------------------------</text:p>
      <text:h text:style-name="Heading_20_1" text:outline-level="1">What Next?</text:h>
      <text:p text:style-name="P16">Well that depends... let me know what you think. All/<text:span text:style-name="T17">any</text:span> feedback <text:span text:style-name="T17">is </text:span>appreciated.</text:p>
      <text:p text:style-name="P16"/>
      <text:p text:style-name="P16"/>
      <text:p text:style-name="P16">Ian Neill</text:p>
      <text:p text:style-name="P16"><text:span text:style-name="T20">03</text:span>/0<text:span text:style-name="T20">6</text:span>/2014</text:p>
      <text:p text:style-name="P35">#!/usr/bin/python</text:p>
      <text:p text:style-name="P27">#Filename: Py-Enigma.py</text:p>
      <text:p text:style-name="P20"/>
      <text:p text:style-name="P27">#A Python implementation of the Pocket Enigma Cypher Machine.</text:p>
      <text:p text:style-name="P20"/>
      <text:p text:style-name="P27">#Ian Neill (c)2014</text:p>
      <text:p text:style-name="P27"># - Works with Python v2.7</text:p>
      <text:p text:style-name="P20"/>
      <text:p text:style-name="P27">import random</text:p>
      <text:p text:style-name="P20"/>
      <text:p text:style-name="P27">VERSION = "v1.0.0"</text:p>
      <text:p text:style-name="P27">BUILDDATE = "01/06/2014"</text:p>
      <text:p text:style-name="P20"/>
      <text:p text:style-name="P27">#WHEEL DEFINITIONS</text:p>
      <text:p text:style-name="P27">WHEEL1 = [-1,3,-5,7,-3,2,3,-2,4,-3,-7,6,-4,1,-1,6,3,-6,2,-3,-2,-6,2,5,-2,1]</text:p>
      <text:p text:style-name="P27">WHEEL2 = [2,2,-2,-2,-8,3,9,5,-3,1,-1,2,-5,-2,2,-9,-2,8,2,2,-2,-2,8,1,-1,-8]</text:p>
      <text:p text:style-name="P20"/>
      <text:p text:style-name="P27">#GLOBAL VARIABLES WITH STARTING VALUES</text:p>
      <text:p text:style-name="P27">wheel = 1</text:p>
      <text:p text:style-name="P27">pointer_l = 'D'</text:p>
      <text:p text:style-name="P27">pointer_n = ord(pointer_l)-65</text:p>
      <text:p text:style-name="P27">code_start_l = 'J'</text:p>
      <text:p text:style-name="P27">code_start_n = ord(code_start_l)-65</text:p>
      <text:p text:style-name="P27">increment = 1</text:p>
      <text:p text:style-name="P27">blocksize = 5</text:p>
      <text:p text:style-name="P20"/>
      <text:p text:style-name="P27">DEFAULT_MESSAGE = "ATTACK AT DAWN" #And why not? They will never expect it...</text:p>
      <text:p text:style-name="P20"/>
      <text:p text:style-name="P27">#MAIN PROGRAM</text:p>
      <text:p text:style-name="P27">def main():</text:p>
      <text:p text:style-name="P27"><text:s text:c="4"/>global wheel, pointer_l, pointer_n, code_start_l, code_start_n, increment, blocksize</text:p>
      <text:p text:style-name="P27"><text:s text:c="4"/>welcome("Py-Enigma - The Pocket Enigma Cypher Machine")</text:p>
      <text:p text:style-name="P27"><text:s text:c="4"/>menu_min = 1</text:p>
      <text:p text:style-name="P27"><text:s text:c="4"/>menu_max = 7</text:p>
      <text:p text:style-name="P27"><text:s text:c="4"/>menu_quit = 0</text:p>
      <text:p text:style-name="P27"><text:s text:c="4"/>prg_quit = False</text:p>
      <text:p text:style-name="P27"><text:s text:c="4"/>while not prg_quit:</text:p>
      <text:p text:style-name="P27"><text:s text:c="8"/>#Show the Menu.</text:p>
      <text:p text:style-name="P27"><text:s text:c="8"/>show_menu(menu_min, menu_max, menu_quit)</text:p>
      <text:p text:style-name="P27"><text:s text:c="8"/>#Get the User Choice.</text:p>
      <text:p text:style-name="P27"><text:s text:c="8"/>user_choice = get_choice(menu_min, menu_max, menu_quit)</text:p>
      <text:p text:style-name="P27"><text:s text:c="8"/>#Take action as per selected menu-option.</text:p>
      <text:p text:style-name="P27"><text:s text:c="8"/>if user_choice == menu_quit:</text:p>
      <text:p text:style-name="P27"><text:s text:c="12"/>prg_quit = True</text:p>
      <text:p text:style-name="P27"><text:s text:c="8"/>elif user_choice == 1:</text:p>
      <text:p text:style-name="P27"><text:s text:c="12"/>wheel = prg_choice1()</text:p>
      <text:p text:style-name="P27"><text:s text:c="8"/>elif user_choice == 2:</text:p>
      <text:p text:style-name="P27"><text:s text:c="12"/>pointer_l = prg_choice2()</text:p>
      <text:p text:style-name="P27"><text:s text:c="12"/>pointer_n = ord(pointer_l)-65</text:p>
      <text:p text:style-name="P27"><text:s text:c="8"/>elif user_choice == 3:</text:p>
      <text:p text:style-name="P27"><text:s text:c="12"/>code_start_l = prg_choice3()</text:p>
      <text:p text:style-name="P27"><text:s text:c="12"/>code_start_n = ord(code_start_l )-65</text:p>
      <text:p text:style-name="P27"><text:s text:c="8"/>elif user_choice == 4:</text:p>
      <text:p text:style-name="P27"><text:s text:c="12"/>increment = prg_choice4()</text:p>
      <text:p text:style-name="P27"><text:s text:c="8"/>elif user_choice == 5:</text:p>
      <text:p text:style-name="P27"><text:s text:c="12"/>blocksize = prg_choice5()</text:p>
      <text:p text:style-name="P27"><text:s text:c="8"/>elif user_choice == 6:</text:p>
      <text:p text:style-name="P27"><text:s text:c="12"/>prg_choice6()</text:p>
      <text:p text:style-name="P27"><text:s text:c="8"/>elif user_choice == 7:</text:p>
      <text:p text:style-name="P27"><text:s text:c="12"/>prg_choice7()</text:p>
      <text:p text:style-name="P27"><text:s text:c="8"/>elif user_choice == 8:</text:p>
      <text:p text:style-name="P27"><text:s text:c="12"/>prg_choice6()</text:p>
      <text:p text:style-name="P27"><text:s text:c="8"/>elif user_choice == 9:</text:p>
      <text:p text:style-name="P27"><text:s text:c="12"/>prg_choice7()</text:p>
      <text:p text:style-name="P27"><text:s text:c="4"/>print "\nGoodbye.\n"</text:p>
      <text:p text:style-name="P27"><text:s text:c="4"/>return</text:p>
      <text:p text:style-name="P27"><text:s text:c="4"/>#End</text:p>
      <text:p text:style-name="P20"/>
      <text:p text:style-name="P27">#FUNCTIONS</text:p>
      <text:p text:style-name="P20"/>
      <text:p text:style-name="P27">#Welcome Function</text:p>
      <text:p text:style-name="P27">def welcome(message):</text:p>
      <text:p text:style-name="P27"><text:s text:c="4"/>print message</text:p>
      <text:p text:style-name="P27"><text:s text:c="4"/>print " <text:s text:c="2"/>Version,", str(VERSION), ",", str(BUILDDATE)</text:p>
      <text:p text:style-name="P27"><text:s text:c="4"/>print</text:p>
      <text:p text:style-name="P27"><text:s text:c="4"/>return</text:p>
      <text:p text:style-name="P20"/>
      <text:p text:style-name="P27">#Show Menu</text:p>
      <text:p text:style-name="P27">def show_menu(min, max, quit):</text:p>
      <text:p text:style-name="P27"><text:soft-page-break/><text:s text:c="4"/>print (30 * '-')</text:p>
      <text:p text:style-name="P27"><text:s text:c="4"/>print " <text:s text:c="5"/>P y - E N I G M A"</text:p>
      <text:p text:style-name="P27"><text:s text:c="4"/>print " <text:s text:c="5"/>M A I N - M E N U"</text:p>
      <text:p text:style-name="P27"><text:s text:c="4"/>print (30 * '-')</text:p>
      <text:p text:style-name="P27"><text:s text:c="4"/>print</text:p>
      <text:p text:style-name="P27"><text:s text:c="4"/>if (min &lt;= 1 &lt;= max):</text:p>
      <text:p text:style-name="P27"><text:s text:c="8"/>print " 1. Set Wheel <text:s text:c="5"/>=", wheel</text:p>
      <text:p text:style-name="P27"><text:s text:c="4"/>if (min &lt;= 2 &lt;= max):</text:p>
      <text:p text:style-name="P27"><text:s text:c="8"/>print " 2. Set Pointer <text:s text:c="3"/>=", pointer_l</text:p>
      <text:p text:style-name="P27"><text:s text:c="4"/>if (min &lt;= 3 &lt;= max):</text:p>
      <text:p text:style-name="P27"><text:s text:c="8"/>print " 3. Set Code Start =", code_start_l</text:p>
      <text:p text:style-name="P27"><text:s text:c="4"/>if (min &lt;= 4 &lt;= max):</text:p>
      <text:p text:style-name="P27"><text:s text:c="8"/>print " 4. Set Increment <text:s/>=", increment</text:p>
      <text:p text:style-name="P27"><text:s text:c="4"/>if (min &lt;= 5 &lt;= max):</text:p>
      <text:p text:style-name="P27"><text:s text:c="8"/>print " 5. Set Block Size =", blocksize</text:p>
      <text:p text:style-name="P27"><text:s text:c="4"/>if (min &lt;= 6 &lt;= max):</text:p>
      <text:p text:style-name="P27"><text:s text:c="8"/>print " 6. Encrypt a Message"</text:p>
      <text:p text:style-name="P27"><text:s text:c="4"/>if (min &lt;= 7 &lt;= max):</text:p>
      <text:p text:style-name="P27"><text:s text:c="8"/>print " 7. Decrypt a Message"</text:p>
      <text:p text:style-name="P27"><text:s text:c="4"/>if (min &lt;= 8 &lt;= max):</text:p>
      <text:p text:style-name="P27"><text:s text:c="8"/>print " 8. Nothing Yet"</text:p>
      <text:p text:style-name="P27"><text:s text:c="4"/>if (min &lt;= 9 &lt;= max):</text:p>
      <text:p text:style-name="P27"><text:s text:c="8"/>print " 9. Nothing Yet"</text:p>
      <text:p text:style-name="P27"><text:s text:c="4"/>print</text:p>
      <text:p text:style-name="P27"><text:s text:c="4"/>print " " + str(quit) + ". Exit program"</text:p>
      <text:p text:style-name="P27"><text:s text:c="4"/>print</text:p>
      <text:p text:style-name="P27"><text:s text:c="4"/>print (30 * '-')</text:p>
      <text:p text:style-name="P27"><text:s text:c="4"/>return</text:p>
      <text:p text:style-name="P20"/>
      <text:p text:style-name="P27">#Get User Choice</text:p>
      <text:p text:style-name="P27">def get_choice(min, max, quit):</text:p>
      <text:p text:style-name="P27"><text:s text:c="4"/>#Wait for valid choice in while...not.</text:p>
      <text:p text:style-name="P27"><text:s text:c="4"/>choice_is_valid=False</text:p>
      <text:p text:style-name="P27"><text:s text:c="4"/>while not choice_is_valid:</text:p>
      <text:p text:style-name="P27"><text:s text:c="8"/>try:</text:p>
      <text:p text:style-name="P27"><text:s text:c="12"/>choice = int(raw_input("Enter choice [" + str(min) + "-" + str(max) + "]: "))</text:p>
      <text:p text:style-name="P27"><text:s text:c="12"/>if (min &lt;= choice &lt;= max or choice == quit):</text:p>
      <text:p text:style-name="P27"><text:s text:c="16"/>#A valid choice will terminate the while...not loop.</text:p>
      <text:p text:style-name="P27"><text:s text:c="16"/>choice_is_valid = True</text:p>
      <text:p text:style-name="P27"><text:s text:c="12"/>else:</text:p>
      <text:p text:style-name="P27"><text:s text:c="16"/>print"Error! Only numbers " + str(min) + "-" + str(max) + " or " + str(quit) + " are valid."</text:p>
      <text:p text:style-name="P27"><text:s text:c="8"/>except ValueError as e:</text:p>
      <text:p text:style-name="P27"><text:s text:c="12"/>print ("Error! %s is not a valid choice." % e.args[0].split(": ")[1])</text:p>
      <text:p text:style-name="P27"><text:s text:c="4"/>return(choice)</text:p>
      <text:p text:style-name="P20"/>
      <text:p text:style-name="P27">#Option 1</text:p>
      <text:p text:style-name="P27">def prg_choice1():</text:p>
      <text:p text:style-name="P27"><text:s text:c="4"/>print</text:p>
      <text:p text:style-name="P27"><text:s text:c="4"/>#Wait for valid choice in while...not.</text:p>
      <text:p text:style-name="P27"><text:s text:c="4"/>choice_is_valid=False</text:p>
      <text:p text:style-name="P27"><text:s text:c="4"/>while not choice_is_valid:</text:p>
      <text:p text:style-name="P27"><text:s text:c="8"/>try:</text:p>
      <text:p text:style-name="P27"><text:s text:c="12"/>choice = int(raw_input("Enter Coding Wheel [1 or 2]: "))</text:p>
      <text:p text:style-name="P27"><text:s text:c="12"/>if (1 &lt;= choice &lt;= 2):</text:p>
      <text:p text:style-name="P27"><text:s text:c="16"/>#A valid choice will terminate the while...not loop.</text:p>
      <text:p text:style-name="P27"><text:s text:c="16"/>choice_is_valid = True</text:p>
      <text:p text:style-name="P27"><text:s text:c="12"/>else:</text:p>
      <text:p text:style-name="P27"><text:s text:c="16"/>print"Error! Only numbers 1 or 2 are valid."</text:p>
      <text:p text:style-name="P27"><text:s text:c="8"/>except ValueError as e:</text:p>
      <text:p text:style-name="P27"><text:s text:c="12"/>print ("Error! %s is not a valid choice." % e.args[0].split(": ")[1])</text:p>
      <text:p text:style-name="P27"><text:s text:c="4"/>print</text:p>
      <text:p text:style-name="P27"><text:s text:c="4"/>return(choice)</text:p>
      <text:p text:style-name="P20"/>
      <text:p text:style-name="P27">#Option 2</text:p>
      <text:p text:style-name="P27">def prg_choice2():</text:p>
      <text:p text:style-name="P27"><text:s text:c="4"/>print</text:p>
      <text:p text:style-name="P27"><text:s text:c="4"/>#Wait for valid choice in while...not.</text:p>
      <text:p text:style-name="P27"><text:s text:c="4"/>choice_is_valid=False</text:p>
      <text:p text:style-name="P27"><text:s text:c="4"/>while not choice_is_valid:</text:p>
      <text:p text:style-name="P27"><text:s text:c="8"/>try:</text:p>
      <text:p text:style-name="P27"><text:s text:c="12"/>choice = raw_input("Enter Pointer Position [A to Z]: ").upper()</text:p>
      <text:p text:style-name="P27"><text:s text:c="12"/>if (65 &lt;= ord(choice) &lt;= 90):</text:p>
      <text:p text:style-name="P27"><text:s text:c="16"/>#A valid choice will terminate the while...not loop.</text:p>
      <text:p text:style-name="P27"><text:s text:c="16"/>choice_is_valid = True</text:p>
      <text:p text:style-name="P27"><text:s text:c="12"/>else:</text:p>
      <text:p text:style-name="P27"><text:s text:c="16"/>print"Error! Only letters A to Z are valid."</text:p>
      <text:p text:style-name="P27"><text:s text:c="8"/>except ValueError as e:</text:p>
      <text:p text:style-name="P27"><text:s text:c="12"/>print ("Error! %s is not a valid choice." % e.args[0].split(": ")[1])</text:p>
      <text:p text:style-name="P27"><text:s text:c="4"/>print</text:p>
      <text:p text:style-name="P27"><text:soft-page-break/><text:s text:c="4"/>return(choice)</text:p>
      <text:p text:style-name="P20"/>
      <text:p text:style-name="P27">#Option 3</text:p>
      <text:p text:style-name="P27">def prg_choice3():</text:p>
      <text:p text:style-name="P27"><text:s text:c="4"/>print</text:p>
      <text:p text:style-name="P27"><text:s text:c="4"/>#Wait for valid choice in while...not.</text:p>
      <text:p text:style-name="P27"><text:s text:c="4"/>choice_is_valid=False</text:p>
      <text:p text:style-name="P27"><text:s text:c="4"/>while not choice_is_valid:</text:p>
      <text:p text:style-name="P27"><text:s text:c="8"/>try:</text:p>
      <text:p text:style-name="P27"><text:s text:c="12"/>choice = raw_input("Enter Coding Start Position [A to Z]: ").upper()</text:p>
      <text:p text:style-name="P27"><text:s text:c="12"/>if (65 &lt;= ord(choice) &lt;= 90):</text:p>
      <text:p text:style-name="P27"><text:s text:c="16"/>#A valid choice will terminate the while...not loop.</text:p>
      <text:p text:style-name="P27"><text:s text:c="16"/>choice_is_valid = True</text:p>
      <text:p text:style-name="P27"><text:s text:c="12"/>else:</text:p>
      <text:p text:style-name="P27"><text:s text:c="16"/>print"Error! Only letters A to Z are valid."</text:p>
      <text:p text:style-name="P27"><text:s text:c="8"/>except ValueError as e:</text:p>
      <text:p text:style-name="P27"><text:s text:c="12"/>print ("Error! %s is not a valid choice." % e.args[0].split(": ")[1])</text:p>
      <text:p text:style-name="P27"><text:s text:c="4"/>print</text:p>
      <text:p text:style-name="P27"><text:s text:c="4"/>return(choice)</text:p>
      <text:p text:style-name="P20"/>
      <text:p text:style-name="P27">#Option 4</text:p>
      <text:p text:style-name="P27">def prg_choice4():</text:p>
      <text:p text:style-name="P27"><text:s text:c="4"/>print</text:p>
      <text:p text:style-name="P27"><text:s text:c="4"/>#Wait for valid choice in while...not.</text:p>
      <text:p text:style-name="P27"><text:s text:c="4"/>choice_is_valid=False</text:p>
      <text:p text:style-name="P27"><text:s text:c="4"/>while not choice_is_valid:</text:p>
      <text:p text:style-name="P27"><text:s text:c="8"/>try:</text:p>
      <text:p text:style-name="P27"><text:s text:c="12"/>choice = int(raw_input("Enter Increment [-1, 0 or 1]: "))</text:p>
      <text:p text:style-name="P27"><text:s text:c="12"/>if (-1 &lt;= choice &lt;= 1):</text:p>
      <text:p text:style-name="P27"><text:s text:c="16"/>#A valid choice will terminate the while...not loop.</text:p>
      <text:p text:style-name="P27"><text:s text:c="16"/>choice_is_valid = True</text:p>
      <text:p text:style-name="P27"><text:s text:c="12"/>else:</text:p>
      <text:p text:style-name="P27"><text:s text:c="16"/>print"Error! Only numbers -1, 0 and 1 are valid."</text:p>
      <text:p text:style-name="P27"><text:s text:c="8"/>except ValueError as e:</text:p>
      <text:p text:style-name="P27"><text:s text:c="12"/>print ("Error! %s is not a valid choice." % e.args[0].split(": ")[1])</text:p>
      <text:p text:style-name="P27"><text:s text:c="4"/>print</text:p>
      <text:p text:style-name="P27"><text:s text:c="4"/>return(choice)</text:p>
      <text:p text:style-name="P20"/>
      <text:p text:style-name="P27">#Option 5</text:p>
      <text:p text:style-name="P27">def prg_choice5():</text:p>
      <text:p text:style-name="P27"><text:s text:c="4"/>print</text:p>
      <text:p text:style-name="P27"><text:s text:c="4"/>#Wait for valid choice in while...not.</text:p>
      <text:p text:style-name="P27"><text:s text:c="4"/>choice_is_valid=False</text:p>
      <text:p text:style-name="P27"><text:s text:c="4"/>while not choice_is_valid:</text:p>
      <text:p text:style-name="P27"><text:s text:c="8"/>try:</text:p>
      <text:p text:style-name="P27"><text:s text:c="12"/>choice = int(raw_input("Enter Block Size [1 to 10]: "))</text:p>
      <text:p text:style-name="P27"><text:s text:c="12"/>if (1 &lt;= choice &lt;= 10):</text:p>
      <text:p text:style-name="P27"><text:s text:c="16"/>#A valid choice will terminate the while...not loop.</text:p>
      <text:p text:style-name="P27"><text:s text:c="16"/>choice_is_valid = True</text:p>
      <text:p text:style-name="P27"><text:s text:c="12"/>else:</text:p>
      <text:p text:style-name="P27"><text:s text:c="16"/>print"Error! Only numbers 1 to 10 are valid."</text:p>
      <text:p text:style-name="P27"><text:s text:c="8"/>except ValueError as e:</text:p>
      <text:p text:style-name="P27"><text:s text:c="12"/>print ("Error! %s is not a valid choice." % e.args[0].split(": ")[1])</text:p>
      <text:p text:style-name="P27"><text:s text:c="4"/>print</text:p>
      <text:p text:style-name="P27"><text:s text:c="4"/>return(choice)</text:p>
      <text:p text:style-name="P20"/>
      <text:p text:style-name="P27">#Option 6</text:p>
      <text:p text:style-name="P27">def prg_choice6():</text:p>
      <text:p text:style-name="P27"><text:s text:c="4"/>print</text:p>
      <text:p text:style-name="P27"><text:s text:c="4"/>plaintext = raw_input("Enter Plaintext: ")</text:p>
      <text:p text:style-name="P27"><text:s text:c="4"/>print "Encryption:", plaintext, "=&gt;", encrypt(plaintext)</text:p>
      <text:p text:style-name="P27"><text:s text:c="4"/>print</text:p>
      <text:p text:style-name="P27"><text:s text:c="4"/>return</text:p>
      <text:p text:style-name="P20"/>
      <text:p text:style-name="P27">#Option 7</text:p>
      <text:p text:style-name="P27">def prg_choice7():</text:p>
      <text:p text:style-name="P27"><text:s text:c="4"/>print</text:p>
      <text:p text:style-name="P27"><text:s text:c="4"/>cypher = raw_input("Enter Cypher: ")</text:p>
      <text:p text:style-name="P27"><text:s text:c="4"/>print "Plaintext:", cypher, "=&gt;", decrypt(cypher)</text:p>
      <text:p text:style-name="P27"><text:s text:c="4"/>print</text:p>
      <text:p text:style-name="P27"><text:s text:c="4"/>return</text:p>
      <text:p text:style-name="P20"/>
      <text:p text:style-name="P27">#Option 8</text:p>
      <text:p text:style-name="P27">def prg_choice8():</text:p>
      <text:p text:style-name="P27"><text:s text:c="4"/>return</text:p>
      <text:p text:style-name="P20"/>
      <text:p text:style-name="P27">#Option 9</text:p>
      <text:p text:style-name="P27">def prg_choice9():</text:p>
      <text:p text:style-name="P27"><text:s text:c="4"/>return</text:p>
      <text:p text:style-name="P20"><text:soft-page-break/></text:p>
      <text:p text:style-name="P27">#Encrypt a string</text:p>
      <text:p text:style-name="P27">def encrypt(plaintext):</text:p>
      <text:p text:style-name="P27"><text:s text:c="4"/>#Set the wheel to the key character.</text:p>
      <text:p text:style-name="P27"><text:s text:c="4"/>pointer = pointer_n</text:p>
      <text:p text:style-name="P27"><text:s text:c="4"/>cypher = ''</text:p>
      <text:p text:style-name="P27"><text:s text:c="4"/>#Encrypt the Alpha Start character.</text:p>
      <text:p text:style-name="P27"><text:s text:c="4"/>cypher += transform_char(code_start_l, wheel, pointer)</text:p>
      <text:p text:style-name="P27"><text:s text:c="4"/>cypher += ' '</text:p>
      <text:p text:style-name="P27"><text:s text:c="4"/>#Set the wheel to the Alpha Start character.</text:p>
      <text:p text:style-name="P27"><text:s text:c="4"/>pointer = code_start_n</text:p>
      <text:p text:style-name="P27"><text:s text:c="4"/>block = 0</text:p>
      <text:p text:style-name="P27"><text:s text:c="4"/>for o_char in plaintext:</text:p>
      <text:p text:style-name="P27"><text:s text:c="8"/>#Substitute periods with X's.</text:p>
      <text:p text:style-name="P27"><text:s text:c="8"/>if o_char == '.':</text:p>
      <text:p text:style-name="P27"><text:s text:c="12"/>o_char = 'X'</text:p>
      <text:p text:style-name="P27"><text:s text:c="8"/>#Encrypt each letter in the plaintext.</text:p>
      <text:p text:style-name="P27"><text:s text:c="8"/>e_char = transform_char(o_char, wheel, pointer)</text:p>
      <text:p text:style-name="P27"><text:s text:c="8"/>#Do something if the character was encrypted ok.</text:p>
      <text:p text:style-name="P27"><text:s text:c="8"/>if len(e_char) &gt; 0:</text:p>
      <text:p text:style-name="P27"><text:s text:c="12"/>block += 1</text:p>
      <text:p text:style-name="P27"><text:s text:c="12"/>#Add a space after a block of blocksize characters.</text:p>
      <text:p text:style-name="P27"><text:s text:c="12"/>if block &gt; blocksize:</text:p>
      <text:p text:style-name="P27"><text:s text:c="16"/>cypher += ' '</text:p>
      <text:p text:style-name="P27"><text:s text:c="16"/>block = 1 #Remembering the character that was blocksize+1.</text:p>
      <text:p text:style-name="P27"><text:s text:c="12"/>#Add the character to the result.</text:p>
      <text:p text:style-name="P27"><text:s text:c="12"/>cypher += e_char</text:p>
      <text:p text:style-name="P27"><text:s text:c="12"/>#Turn the wheel.</text:p>
      <text:p text:style-name="P27"><text:s text:c="12"/>pointer = (pointer + increment)%26</text:p>
      <text:p text:style-name="P27"><text:s text:c="4"/>return(cypher)</text:p>
      <text:p text:style-name="P20"/>
      <text:p text:style-name="P27">#Decrypt a string</text:p>
      <text:p text:style-name="P27">def decrypt(cypher):</text:p>
      <text:p text:style-name="P27"><text:s text:c="4"/>#Set the wheel to the key character.</text:p>
      <text:p text:style-name="P27"><text:s text:c="4"/>pointer = pointer_n</text:p>
      <text:p text:style-name="P27"><text:s text:c="4"/>#Extract and decrypt the Alpha Start character.</text:p>
      <text:p text:style-name="P27"><text:s text:c="4"/>pointer = ord(transform_char(cypher[:1], wheel, pointer))-65</text:p>
      <text:p text:style-name="P27"><text:s text:c="4"/>plaintext = ''</text:p>
      <text:p text:style-name="P27"><text:s text:c="4"/>for e_char in cypher[1:]:</text:p>
      <text:p text:style-name="P27"><text:s text:c="8"/>#Decrypt each letter in the cypher.</text:p>
      <text:p text:style-name="P27"><text:s text:c="8"/>o_char = transform_char(e_char, wheel, pointer)</text:p>
      <text:p text:style-name="P27"><text:s text:c="8"/>#Do something if the character was decrypted ok.</text:p>
      <text:p text:style-name="P27"><text:s text:c="8"/>if len(o_char) &gt; 0:</text:p>
      <text:p text:style-name="P27"><text:s text:c="12"/>#Add the character to the result.</text:p>
      <text:p text:style-name="P27"><text:s text:c="12"/>plaintext += o_char</text:p>
      <text:p text:style-name="P27"><text:s text:c="12"/>#Turn the wheel.</text:p>
      <text:p text:style-name="P27"><text:s text:c="12"/>pointer = (pointer + increment)%26</text:p>
      <text:p text:style-name="P27"><text:s text:c="4"/>return(plaintext)</text:p>
      <text:p text:style-name="P20"/>
      <text:p text:style-name="P27">#Encrypt/Decrypt a single character</text:p>
      <text:p text:style-name="P27">def transform_char(char, wheel, pointer):</text:p>
      <text:p text:style-name="P27"><text:s text:c="4"/>#Ensure that the character is Upper Case.</text:p>
      <text:p text:style-name="P27"><text:s text:c="4"/>char = char.upper()</text:p>
      <text:p text:style-name="P27"><text:s text:c="4"/>#Only characters A-Z can be encrypted or decrypted.</text:p>
      <text:p text:style-name="P27"><text:s text:c="4"/>if(65 &lt;= ord(char) &lt;= 90):</text:p>
      <text:p text:style-name="P27"><text:s text:c="8"/>#ASCII =&gt; Alphabetical position of the character.</text:p>
      <text:p text:style-name="P27"><text:s text:c="8"/>char_num = ord(char)-65</text:p>
      <text:p text:style-name="P27"><text:s text:c="8"/>if (wheel == 1):</text:p>
      <text:p text:style-name="P27"><text:s text:c="12"/>#Get the Wheel1 Offset for this character with this pointer.</text:p>
      <text:p text:style-name="P27"><text:s text:c="12"/>#Uses MOD maths to turn the Wheel1 List into a circle.</text:p>
      <text:p text:style-name="P27"><text:s text:c="12"/>offset = WHEEL1[(char_num - pointer)%26]</text:p>
      <text:p text:style-name="P27"><text:s text:c="8"/>else:</text:p>
      <text:p text:style-name="P27"><text:s text:c="12"/>#Get the Wheel2 Offset for this character with this pointer.</text:p>
      <text:p text:style-name="P27"><text:s text:c="12"/>#Uses MOD maths to turn the Wheel2 List into a circle.</text:p>
      <text:p text:style-name="P27"><text:s text:c="12"/>offset = WHEEL2[(char_num - pointer)%26]</text:p>
      <text:p text:style-name="P27"><text:s text:c="8"/>#Transformed alphabetical position of the character =&gt; ASCII.</text:p>
      <text:p text:style-name="P27"><text:s text:c="8"/>#Uses MOD maths to turn the alphabet into a circle.</text:p>
      <text:p text:style-name="P27"><text:s text:c="8"/>char = chr(65 + (char_num + offset)%26)</text:p>
      <text:p text:style-name="P27"><text:s text:c="4"/>else:</text:p>
      <text:p text:style-name="P27"><text:s text:c="8"/>#Ensure nothing is returned if the character is not A-Z.</text:p>
      <text:p text:style-name="P27"><text:s text:c="8"/>char = ''</text:p>
      <text:p text:style-name="P27"><text:s text:c="4"/>return(char)</text:p>
      <text:p text:style-name="P20"/>
      <text:p text:style-name="P27">#Run the program if it is the primary module</text:p>
      <text:p text:style-name="P27">if __name__ == '__main__':</text:p>
      <text:p text:style-name="P27"><text:s text:c="4"/>main()</text:p>
      <text:p text:style-name="P20"/>
      <text:p text:style-name="P20">#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Neill</meta:initial-creator>
    <meta:creation-date>2014-05-05T15:39:51.218000000</meta:creation-date>
    <dc:date>2014-06-03T18:48:50.750000000</dc:date>
    <dc:creator>Ian Neill</dc:creator>
    <meta:editing-duration>PT3H53M45S</meta:editing-duration>
    <meta:editing-cycles>17</meta:editing-cycles>
    <meta:generator>LibreOffice/4.2.4.2$Windows_x86 LibreOffice_project/63150712c6d317d27ce2db16eb94c2f3d7b699f8</meta:generator>
    <meta:document-statistic meta:table-count="0" meta:image-count="0" meta:object-count="0" meta:page-count="9" meta:paragraph-count="434" meta:word-count="2649" meta:character-count="18428" meta:non-whitespace-character-count="13971"/>
  </office:meta>
</office:document-meta>
</file>